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.TimeStamp( Date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toUTC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meStamp.TimeStamp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parseNtp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appendHexString( StringBuffer buf , long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Stamp.decodeNtpHexString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imeStamp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Stamp.getCurren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toDate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imeStamp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getNtpTime(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Stamp.TimeStamp( long nt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getTime( long ntpTim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meStam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get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toString( long nt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Stamp.compareTo( TimeStamp anotherTimeStam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Stamp.ntp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toNtpTime( long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